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5812" officeooo:paragraph-rsid="001958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Te adjunto en link para que puedas ver la appi</text:p>
      <text:p text:style-name="P1"/>
      <text:p text:style-name="P1"/>
      <text:p text:style-name="P1"><text:bookmark-start text:name="__DdeLink__0_415636970"/><text:a xlink:type="simple" xlink:href="https://consultasmochonapirest.netlify.app/" text:style-name="Internet_20_link" text:visited-style-name="Visited_20_Internet_20_Link">https://consultasmochonapirest.netlify.app/</text:a><text:bookmark-end text:name="__DdeLink__0_415636970"/></text:p>
      <text:p text:style-name="P1"/>
      <text:p text:style-name="P1"/>
      <text:p text:style-name="P1">No es un virus, es un situo gratuito para alojar pagínas web.</text:p>
      <text:p text:style-name="P1"/>
      <text:p text:style-name="P1">El type module solo se compila en servidor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12-02T21:14:01.933963858</meta:creation-date>
    <dc:date>2022-12-02T21:17:56.626939609</dc:date>
    <meta:editing-duration>PT3M55S</meta:editing-duration>
    <meta:editing-cycles>1</meta:editing-cycles>
    <meta:document-statistic meta:table-count="0" meta:image-count="0" meta:object-count="0" meta:page-count="1" meta:paragraph-count="4" meta:word-count="31" meta:character-count="195" meta:non-whitespace-character-count="168"/>
    <meta:generator>LibreOffice/7.0.4.2$Linux_X86_64 LibreOffice_project/00$Build-2</meta:generator>
  </office:meta>
</office:document-meta>
</file>